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ro" fo:country="RO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language="ro" fo:country="RO"/>
    </style:style>
    <style:style style:name="T4" style:parent-style-name="DefaultParagraphFont" style:family="text">
      <style:text-properties style:text-position="super 63.6%" fo:language="ro" fo:country="RO"/>
    </style:style>
    <style:style style:name="T5" style:parent-style-name="DefaultParagraphFont" style:family="text">
      <style:text-properties fo:language="ro" fo:country="RO"/>
    </style:style>
    <style:style style:name="P6" style:parent-style-name="ListParagraph" style:family="paragraph">
      <style:text-properties fo:language="ro" fo:country="RO"/>
    </style:style>
    <style:style style:name="P7" style:parent-style-name="ListParagraph" style:list-style-name="LFO1" style:family="paragraph">
      <style:text-properties fo:language="ro" fo:country="RO"/>
    </style:style>
    <style:style style:name="P8" style:parent-style-name="ListParagraph" style:list-style-name="LFO1" style:family="paragraph">
      <style:text-properties fo:language="ro" fo:country="RO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language="ro" fo:country="RO"/>
    </style:style>
    <style:style style:name="T11" style:parent-style-name="DefaultParagraphFont" style:family="text">
      <style:text-properties fo:language="ro" fo:country="RO"/>
    </style:style>
    <style:style style:name="T12" style:parent-style-name="DefaultParagraphFont" style:family="text">
      <style:text-properties fo:language="ro" fo:country="RO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language="ro" fo:country="RO"/>
    </style:style>
    <style:style style:name="T15" style:parent-style-name="DefaultParagraphFont" style:family="text">
      <style:text-properties fo:language="ro" fo:country="RO"/>
    </style:style>
    <style:style style:name="T16" style:parent-style-name="DefaultParagraphFont" style:family="text">
      <style:text-properties style:text-position="sub 63.6%" fo:language="ro" fo:country="RO"/>
    </style:style>
    <style:style style:name="T17" style:parent-style-name="DefaultParagraphFont" style:family="text">
      <style:text-properties fo:language="ro" fo:country="RO"/>
    </style:style>
    <style:style style:name="T18" style:parent-style-name="DefaultParagraphFont" style:family="text">
      <style:text-properties fo:language="ro" fo:country="RO"/>
    </style:style>
    <style:style style:name="T19" style:parent-style-name="DefaultParagraphFont" style:family="text">
      <style:text-properties fo:language="ro" fo:country="RO"/>
    </style:style>
    <style:style style:name="P20" style:parent-style-name="ListParagraph" style:family="paragraph">
      <style:text-properties fo:language="ro" fo:country="RO"/>
    </style:style>
    <style:style style:name="P21" style:parent-style-name="ListParagraph" style:family="paragraph">
      <style:text-properties fo:language="ro" fo:country="RO"/>
    </style:style>
    <style:style style:name="P22" style:parent-style-name="ListParagraph" style:family="paragraph">
      <style:text-properties fo:language="ro" fo:country="RO"/>
    </style:style>
    <style:style style:name="P23" style:parent-style-name="ListParagraph" style:family="paragraph">
      <style:text-properties fo:language="ro" fo:country="RO"/>
    </style:style>
    <style:style style:name="P24" style:parent-style-name="ListParagraph" style:family="paragraph">
      <style:text-properties fo:language="ro" fo:country="RO"/>
    </style:style>
    <style:style style:name="P25" style:parent-style-name="ListParagraph" style:list-style-name="LFO2" style:family="paragraph">
      <style:text-properties fo:language="ro" fo:country="RO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fo:language="ro" fo:country="RO"/>
    </style:style>
    <style:style style:name="T28" style:parent-style-name="DefaultParagraphFont" style:family="text">
      <style:text-properties fo:language="ro" fo:country="RO"/>
    </style:style>
    <style:style style:name="T29" style:parent-style-name="DefaultParagraphFont" style:family="text">
      <style:text-properties style:text-position="super 63.6%" fo:language="ro" fo:country="RO"/>
    </style:style>
    <style:style style:name="T30" style:parent-style-name="DefaultParagraphFont" style:family="text">
      <style:text-properties fo:language="ro" fo:country="RO"/>
    </style:style>
    <style:style style:name="T31" style:parent-style-name="DefaultParagraphFont" style:family="text">
      <style:text-properties fo:language="ro" fo:country="RO"/>
    </style:style>
    <style:style style:name="T32" style:parent-style-name="DefaultParagraphFont" style:family="text">
      <style:text-properties fo:language="ro" fo:country="RO"/>
    </style:style>
    <style:style style:name="P33" style:parent-style-name="ListParagraph" style:list-style-name="LFO2" style:family="paragraph"/>
    <style:style style:name="T34" style:parent-style-name="DefaultParagraphFont" style:family="text">
      <style:text-properties fo:language="ro" fo:country="RO"/>
    </style:style>
    <style:style style:name="T35" style:parent-style-name="DefaultParagraphFont" style:family="text">
      <style:text-properties style:text-position="super 63.6%" fo:language="ro" fo:country="RO"/>
    </style:style>
    <style:style style:name="T36" style:parent-style-name="DefaultParagraphFont" style:family="text">
      <style:text-properties fo:language="ro" fo:country="RO"/>
    </style:style>
    <style:style style:name="T37" style:parent-style-name="DefaultParagraphFont" style:family="text">
      <style:text-properties fo:language="ro" fo:country="RO"/>
    </style:style>
    <style:style style:name="T38" style:parent-style-name="DefaultParagraphFont" style:family="text">
      <style:text-properties fo:language="ro" fo:country="RO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fo:language="ro" fo:country="RO"/>
    </style:style>
    <style:style style:name="T41" style:parent-style-name="DefaultParagraphFont" style:family="text">
      <style:text-properties fo:language="ro" fo:country="RO"/>
    </style:style>
    <style:style style:name="T42" style:parent-style-name="DefaultParagraphFont" style:family="text">
      <style:text-properties fo:language="ro" fo:country="RO"/>
    </style:style>
    <style:style style:name="T43" style:parent-style-name="DefaultParagraphFont" style:family="text">
      <style:text-properties fo:language="ro" fo:country="RO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bleme propuse curs 2</text:p>
      <text:list text:style-name="LFO1" text:continue-numbering="true">
        <text:list-item>
          <text:p text:style-name="P2"><text:span text:style-name="T3">O particula cu masa m = 4kg se deplaseaza de-a lungul axei Ox dupa legea x = t+2t</text:span><text:span text:style-name="T4">3</text:span><text:span text:style-name="T5">. (t este exprimat in secunde iar x in metri). Determinati</text:span></text:p>
        </text:list-item>
      </text:list>
      <text:p text:style-name="P6">Energia cinetica si acceleratia corpului la momentul t = 5s. Puterea<text:s/>consumata in primele 5 secunde ale miscarii si lucrul mecanic efectuat de forta de tractiune in acelasi interval de timp.</text:p>
      <text:list text:style-name="LFO1" text:continue-numbering="true">
        <text:list-item>
          <text:p text:style-name="P7">Un autoturism cu masa de 800 kg intra pe autostrada cu viteza de 108km/h. Stiind ca puterea motorului este de 120kW calculati dupa cat<text:s/>timp de la intrarea pe autostrada viteza automobiluiu se dubleaza si care este forta de tractiune a motorului la acel moment de timp.</text:p>
        </text:list-item>
        <text:list-item>
          <text:p text:style-name="P8">Calculati lucrul mecanic efectuat de o forta F(x) = 8x (unde x este exprimat in metri iar F in newtoni) in timpul deplasari de la x = 0,2 m la x = 0,5 m.</text:p>
        </text:list-item>
        <text:list-item>
          <text:p text:style-name="P9"><text:span text:style-name="T10">Forta ce se exercita <text:s/>asupra unui corp in campul gravitational este<text:s/></text:span><text:span text:style-name="T11"><draw:frame draw:z-index="251658240" draw:id="id0" draw:style-name="a0" draw:name="Object 1" text:anchor-type="as-char" svg:x="0in" svg:y="0in" svg:width="0.65278in" svg:height="0.43056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2">. Calculati lucrul mecanic necesar deplasarii intre punctele aflate la distantele r1 si r2.</text:span></text:p>
        </text:list-item>
        <text:list-item>
          <text:p text:style-name="P13"><text:span text:style-name="T14">O tija omogena <text:s/>AB este articulata in</text:span><text:span text:style-name="T15"><text:s/>A. <text:s/>Tija are densitatea liniara de masa m</text:span><text:span text:style-name="T16">0</text:span><text:span text:style-name="T17"><text:s/>= 10 kg. <text:s/>La distanta l1 = 0,6<text:s/></text:span><text:span text:style-name="T18"><text:s/>m de capatul A al tijei, se supenda un corp cu masa m = 10 kg.</text:span><text:span text:style-name="T19"><text:s/>Determinati lungimea pe care trebuie sa o aiba tija astfel incat forta F care actioneaza asupra tijei in punctul B pentru a o tine orizontala sa fie minima.</text:span></text:p>
        </text:list-item>
      </text:list>
      <text:p text:style-name="P20"/>
      <text:p text:style-name="P21"/>
      <text:p text:style-name="P22"/>
      <text:p text:style-name="P23"/>
      <text:p text:style-name="P24">Probleme propuse<text:s/>curs 3</text:p>
      <text:list text:style-name="LFO2" text:continue-numbering="true">
        <text:list-item>
          <text:p text:style-name="P25">Un piston al unui motor cu benzina efectueaza o miscare armonica simpla. Daca deplasarea maxima fata de pozitia de echilibru este este de 5 cm, calculati viteza maxima si acceleratia pistonului la o turatie de 3600 rotatii/min.</text:p>
        </text:list-item>
        <text:list-item>
          <text:p text:style-name="P26"><text:span text:style-name="T27">Un corp cu masa de 10</text:span><text:span text:style-name="T28">,6 kg este legat de un resort orizontal cu constanta k = 2,05 <text:s/>x 10</text:span><text:span text:style-name="T29">4</text:span><text:span text:style-name="T30"><text:s/>N/m. Cunoscand valoarea coeficientului de amortizare<text:s/></text:span><text:span text:style-name="T31"><draw:frame draw:z-index="251658240" draw:id="id1" draw:style-name="a1" draw:name="Object 2" text:anchor-type="as-char" svg:x="0in" svg:y="0in" svg:width="1.01389in" svg:height="0.22222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32">, calculati: frecventa oscilatilor amortizate si aflati de cate ori scade amplitudinea la fiecare oscilatie.</text:span></text:p>
        </text:list-item>
        <text:list-item>
          <text:p text:style-name="P33"><text:span text:style-name="T34">Ecuatia de miscare a unui oscilator liniar armonic cu masa de 1,6 x 10</text:span><text:span text:style-name="T35">-2</text:span><text:span text:style-name="T36"><text:s/>kg este<text:s/></text:span><text:span text:style-name="T37"><draw:frame draw:z-index="251658240" draw:id="id2" draw:style-name="a2" draw:name="Object 3" text:anchor-type="as-char" svg:x="0in" svg:y="0in" svg:width="1.41667in" svg:height="0.47222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38"><text:s/>m. Reprezentati grafic forta elastica ce actioneaza asupra oscilatorului in decursul unei perioade.</text:span></text:p>
        </text:list-item>
        <text:list-item>
          <text:p text:style-name="P39"><text:span text:style-name="T40">Determinati ecuatia miscarii unui oscilator lin</text:span><text:span text:style-name="T41">iar armonic daca miscarea sa se obtine prin compunerea a doua oscilatii paralele cu aceeasi perioada T = 8s si aceeasi amplitudine A = 0,02 m. Faza initiala a primei oscilatii este 0 iar a celei de -a doua este<text:s/></text:span><text:span text:style-name="T42"><draw:frame draw:z-index="251658240" draw:id="id3" draw:style-name="a3" draw:name="Object 4" text:anchor-type="as-char" svg:x="0in" svg:y="0in" svg:width="0.18056in" svg:height="0.43056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43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ctj</meta:initial-creator>
    <dc:creator>cristina ctj</dc:creator>
    <meta:creation-date>2019-03-08T08:36:00Z</meta:creation-date>
    <dc:date>2019-03-11T10:03:00Z</dc:date>
    <meta:print-date>2019-03-11T07:50:00Z</meta:print-date>
    <meta:template xlink:href="Normal.dotm" xlink:type="simple"/>
    <meta:editing-cycles>3</meta:editing-cycles>
    <meta:editing-duration>PT8340S</meta:editing-duration>
    <meta:document-statistic meta:page-count="2" meta:paragraph-count="4" meta:word-count="347" meta:character-count="2322" meta:row-count="16" meta:non-whitespace-character-count="1979"/>
  </office:meta>
</office:document-meta>
</file>